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094b" officeooo:paragraph-rsid="0019094b" style:font-weight-asian="bold" style:font-weight-complex="bold"/>
    </style:style>
    <style:style style:name="P2" style:family="paragraph" style:parent-style-name="Standard">
      <style:text-properties style:font-name="sans-serif" fo:font-size="12.75pt" style:text-underline-style="none" fo:font-weight="normal" officeooo:rsid="0019fa49" officeooo:paragraph-rsid="0019fa4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CTIVE DEMO</text:p>
      <text:p text:style-name="P1"/>
      <text:p text:style-name="P2">?- demo(5).</text:p>
      <text:p text:style-name="P2"/>
      <text:p text:style-name="P2">Problem: Numbers = {2, 5, 5, 0, 7} Goal = 7</text:p>
      <text:p text:style-name="P2">considering rule 1 ...</text:p>
      <text:p text:style-name="P2">considering rule 2 ...</text:p>
      <text:p text:style-name="P2">application of rule 2 produces ( 7 + ( 2 * ( 5 * ( 5 * 0 ) ) ) )</text:p>
      <text:p text:style-name="P2"/>
      <text:p text:style-name="P2">Problem: Numbers = {8, 4, 9, 5, 9} Goal = 5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5, 5, 4, 9, 2} Goal = 1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5 / 5 ) * ( 9 - ( 4 * 2 ) ) )</text:p>
      <text:p text:style-name="P2"/>
      <text:p text:style-name="P2">Problem: Numbers = {9, 5, 6, 0, 7} Goal = 6</text:p>
      <text:p text:style-name="P2">considering rule 1 ...</text:p>
      <text:p text:style-name="P2">considering rule 2 ...</text:p>
      <text:p text:style-name="P2">application of rule 2 produces ( 6 + ( 9 * ( 5 * ( 0 * 7 ) ) ) )</text:p>
      <text:p text:style-name="P2"/>
      <text:p text:style-name="P2">Problem: Numbers = {9, 2, 0, 4, 2} Goal = 3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><text:soft-page-break/>true .</text:p>
      <text:p text:style-name="P2"/>
      <text:p text:style-name="P2">?- demo(10).</text:p>
      <text:p text:style-name="P2"/>
      <text:p text:style-name="P2">Problem: Numbers = {8, 7, 1, 9, 6} Goal = 0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5, 8, 5, 2, 5} Goal = 3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3, 0, 7, 3, 7} Goal = 4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1, 4, 9, 6, 0} Goal = 5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<text:soft-page-break/>considering rule 8 ...</text:p>
      <text:p text:style-name="P2"/>
      <text:p text:style-name="P2"/>
      <text:p text:style-name="P2">Problem: Numbers = {9, 4, 4, 2, 3} Goal = 2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9, 1, 0, 8, 1} Goal = 7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1, 8, 8, 9, 5} Goal = 5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8 / 8 ) * ( ( 1 + 9 ) - 5 ) )</text:p>
      <text:p text:style-name="P2"/>
      <text:p text:style-name="P2">Problem: Numbers = {6, 5, 0, 3, 3} Goal = 7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><text:soft-page-break/></text:p>
      <text:p text:style-name="P2">Problem: Numbers = {9, 7, 7, 8, 1} Goal = 0</text:p>
      <text:p text:style-name="P2">considering rule 1 ...</text:p>
      <text:p text:style-name="P2">considering rule 2 ...</text:p>
      <text:p text:style-name="P2">considering rule 3 ...</text:p>
      <text:p text:style-name="P2">application of rule 3 produces ( ( 7 - 7 ) * ( 9 * ( 8 * 1 ) ) )</text:p>
      <text:p text:style-name="P2"/>
      <text:p text:style-name="P2">Problem: Numbers = {6, 3, 2, 0, 3} Goal = 2</text:p>
      <text:p text:style-name="P2">considering rule 1 ...</text:p>
      <text:p text:style-name="P2">considering rule 2 ...</text:p>
      <text:p text:style-name="P2">application of rule 2 produces ( 2 + ( 6 * ( 3 * ( 0 * 3 ) ) ) )</text:p>
      <text:p text:style-name="P2">true .</text:p>
      <text:p text:style-name="P2"/>
      <text:p text:style-name="P2">?- demo(15).</text:p>
      <text:p text:style-name="P2"/>
      <text:p text:style-name="P2">Problem: Numbers = {1, 2, 9, 3, 8} Goal = 8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1, 0, 4, 5, 7} Goal = 6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6, 1, 3, 4, 1} Goal = 7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<text:soft-page-break/>application of rule 7 produces ( ( 1 / 1 ) * ( 4 + ( 6 - 3 ) ) )</text:p>
      <text:p text:style-name="P2"/>
      <text:p text:style-name="P2">Problem: Numbers = {7, 5, 4, 0, 0} Goal = 2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0 / 0 ) * ( 4 - ( 7 - 5 ) ) )</text:p>
      <text:p text:style-name="P2"/>
      <text:p text:style-name="P2">Problem: Numbers = {5, 0, 8, 6, 2} Goal = 6</text:p>
      <text:p text:style-name="P2">considering rule 1 ...</text:p>
      <text:p text:style-name="P2">considering rule 2 ...</text:p>
      <text:p text:style-name="P2">application of rule 2 produces ( 6 + ( 5 * ( 0 * ( 8 * 2 ) ) ) )</text:p>
      <text:p text:style-name="P2"/>
      <text:p text:style-name="P2">Problem: Numbers = {7, 4, 5, 6, 4} Goal = 2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4 / 4 ) * ( ( 7 + 5 ) / 6 ) )</text:p>
      <text:p text:style-name="P2"/>
      <text:p text:style-name="P2">Problem: Numbers = {3, 0, 6, 3, 4} Goal = 4</text:p>
      <text:p text:style-name="P2">considering rule 1 ...</text:p>
      <text:p text:style-name="P2">considering rule 2 ...</text:p>
      <text:p text:style-name="P2">application of rule 2 produces ( 4 + ( 3 * ( 0 * ( 6 * 3 ) ) ) )</text:p>
      <text:p text:style-name="P2"/>
      <text:p text:style-name="P2">Problem: Numbers = {0, 0, 0, 5, 5} Goal = 8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0, 6, 7, 2, 4} Goal = 5</text:p>
      <text:p text:style-name="P2">considering rule 1 ...</text:p>
      <text:p text:style-name="P2"><text:soft-page-break/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5, 7, 8, 7, 1} Goal = 5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considering rule 8 ...</text:p>
      <text:p text:style-name="P2"/>
      <text:p text:style-name="P2"/>
      <text:p text:style-name="P2">Problem: Numbers = {6, 7, 7, 7, 2} Goal = 1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7 / 7 ) * ( 2 + ( 6 - 7 ) ) )</text:p>
      <text:p text:style-name="P2"/>
      <text:p text:style-name="P2">Problem: Numbers = {9, 6, 1, 2, 9} Goal = 4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9 / 9 ) * ( ( 6 * 1 ) - 2 ) )</text:p>
      <text:p text:style-name="P2"/>
      <text:p text:style-name="P2">Problem: Numbers = {0, 7, 9, 1, 5} Goal = 0</text:p>
      <text:p text:style-name="P2">considering rule 1 ...</text:p>
      <text:p text:style-name="P2">application of rule 1 produces ( 0 * ( 7 * ( 9 * ( 1 * 5 ) ) ) )</text:p>
      <text:p text:style-name="P2"/>
      <text:p text:style-name="P2">Problem: Numbers = {7, 5, 9, 5, 8} Goal = 9</text:p>
      <text:p text:style-name="P2"><text:soft-page-break/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5 / 5 ) * ( 9 * ( 8 - 7 ) ) )</text:p>
      <text:p text:style-name="P2"/>
      <text:p text:style-name="P2">Problem: Numbers = {2, 5, 6, 5, 7} Goal = 2</text:p>
      <text:p text:style-name="P2">considering rule 1 ...</text:p>
      <text:p text:style-name="P2">considering rule 2 ...</text:p>
      <text:p text:style-name="P2">considering rule 3 ...</text:p>
      <text:p text:style-name="P2">considering rule 4 ...</text:p>
      <text:p text:style-name="P2">considering rule 5 ...</text:p>
      <text:p text:style-name="P2">considering rule 6 ...</text:p>
      <text:p text:style-name="P2">considering rule 7 ...</text:p>
      <text:p text:style-name="P2">application of rule 7 produces ( ( 5 / 5 ) * ( 2 * ( 7 - 6 ) ) )</text:p>
      <text:p text:style-name="P2">tru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05:54.938537897</meta:creation-date>
    <meta:generator>LibreOffice/5.1.6.2$Linux_X86_64 LibreOffice_project/10m0$Build-2</meta:generator>
    <dc:date>2017-12-08T22:12:16.640995375</dc:date>
    <meta:editing-duration>PT4M25S</meta:editing-duration>
    <meta:editing-cycles>2</meta:editing-cycles>
    <meta:document-statistic meta:table-count="0" meta:image-count="0" meta:object-count="0" meta:page-count="7" meta:paragraph-count="242" meta:word-count="1452" meta:character-count="6540" meta:non-whitespace-character-count="5330"/>
  </office:meta>
</office:document-meta>
</file>